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2" style:family="paragraph" style:parent-style-name="Standard">
      <style:text-properties officeooo:paragraph-rsid="00006c35"/>
    </style:style>
    <style:style style:name="P3" style:family="paragraph" style:parent-style-name="Standard">
      <style:text-properties fo:font-weight="bold" officeooo:rsid="00032d07" officeooo:paragraph-rsid="00032d07" style:font-weight-asian="bold" style:font-weight-complex="bold"/>
    </style:style>
    <style:style style:name="P4" style:family="paragraph" style:parent-style-name="Text_20_body">
      <style:text-properties officeooo:rsid="00032d07"/>
    </style:style>
    <style:style style:name="P5" style:family="paragraph" style:parent-style-name="Text_20_body">
      <style:text-properties officeooo:rsid="0006ff05" officeooo:paragraph-rsid="0006ff05"/>
    </style:style>
    <style:style style:name="P6" style:family="paragraph" style:parent-style-name="Text_20_body">
      <style:text-properties officeooo:rsid="00075ff9" officeooo:paragraph-rsid="00075ff9"/>
    </style:style>
    <style:style style:name="P7" style:family="paragraph" style:parent-style-name="Text_20_body">
      <style:text-properties officeooo:rsid="0008a2e8" officeooo:paragraph-rsid="0008a2e8"/>
    </style:style>
    <style:style style:name="P8" style:family="paragraph" style:parent-style-name="Text_20_body">
      <style:text-properties officeooo:rsid="000a12f3" officeooo:paragraph-rsid="000a12f3"/>
    </style:style>
    <style:style style:name="P9" style:family="paragraph" style:parent-style-name="Text_20_body">
      <style:text-properties officeooo:paragraph-rsid="0008a2e8"/>
    </style:style>
    <style:style style:name="P10" style:family="paragraph" style:parent-style-name="Text_20_body">
      <style:text-properties officeooo:rsid="000afc08" officeooo:paragraph-rsid="000afc08"/>
    </style:style>
    <style:style style:name="P11" style:family="paragraph" style:parent-style-name="Text_20_body">
      <style:text-properties officeooo:rsid="000f9134" officeooo:paragraph-rsid="000f9134"/>
    </style:style>
    <style:style style:name="P12" style:family="paragraph" style:parent-style-name="Text_20_body">
      <style:text-properties officeooo:rsid="00116ae4" officeooo:paragraph-rsid="00116ae4"/>
    </style:style>
    <style:style style:name="P13" style:family="paragraph" style:parent-style-name="Text_20_body">
      <style:text-properties officeooo:rsid="0012013f" officeooo:paragraph-rsid="0012013f"/>
    </style:style>
    <style:style style:name="P14" style:family="paragraph" style:parent-style-name="Text_20_body">
      <style:text-properties officeooo:rsid="0012013f" officeooo:paragraph-rsid="0015b0ae"/>
    </style:style>
    <style:style style:name="P15" style:family="paragraph" style:parent-style-name="Text_20_body">
      <style:text-properties officeooo:rsid="0013d528" officeooo:paragraph-rsid="0013d528"/>
    </style:style>
    <style:style style:name="P16" style:family="paragraph" style:parent-style-name="Text_20_body">
      <style:text-properties officeooo:rsid="0015b0ae" officeooo:paragraph-rsid="0015b0ae"/>
    </style:style>
    <style:style style:name="P17" style:family="paragraph" style:parent-style-name="Text_20_body">
      <style:text-properties officeooo:rsid="0015c0a3" officeooo:paragraph-rsid="0015c0a3"/>
    </style:style>
    <style:style style:name="T1" style:family="text">
      <style:text-properties fo:language="el" fo:country="GR" officeooo:rsid="00032d07"/>
    </style:style>
    <style:style style:name="T2" style:family="text">
      <style:text-properties officeooo:rsid="0008a2e8"/>
    </style:style>
    <style:style style:name="T3" style:family="text">
      <style:text-properties officeooo:rsid="000a12f3"/>
    </style:style>
    <style:style style:name="T4" style:family="text">
      <style:text-properties officeooo:rsid="000d38a6"/>
    </style:style>
    <style:style style:name="T5" style:family="text">
      <style:text-properties officeooo:rsid="000e06e2"/>
    </style:style>
    <style:style style:name="T6" style:family="text">
      <style:text-properties officeooo:rsid="000fcc71"/>
    </style:style>
    <style:style style:name="T7" style:family="text">
      <style:text-properties officeooo:rsid="0012013f"/>
    </style:style>
    <style:style style:name="T8" style:family="text">
      <style:text-properties officeooo:rsid="00135a9a"/>
    </style:style>
    <style:style style:name="T9" style:family="text">
      <style:text-properties officeooo:rsid="0015b0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ΗΡΥ411- Ενσωματωμένα Συστήματα Μικροεπεξεργαστών</text:p>
      <text:p text:style-name="Standard"/>
      <text:p text:style-name="P1">Εργαστήριο 1</text:p>
      <text:p text:style-name="Text_20_body"/>
      <text:p text:style-name="P3">LAB41145851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"><text:span text:style-name="T1">Εμμανουήλ</text:span> Πετράκος</text:p>
          </table:table-cell>
          <table:table-cell table:style-name="Πίνακας1.B1" office:value-type="string">
            <text:p text:style-name="P2">ΑΜ 2014030009</text:p>
          </table:table-cell>
        </table:table-row>
      </table:table>
      <text:p text:style-name="P4"/>
      <text:p text:style-name="P5">prologos</text:p>
      <text:p text:style-name="P5">eisagwgh me to problhma, programmata, arxeia, eksodos <text:span text:style-name="T7">epanalhpsh diadikasias</text:span></text:p>
      <text:p text:style-name="P5"/>
      <text:p text:style-name="P5">epekshghsh prosseghshs</text:p>
      <text:p text:style-name="P5">loop</text:p>
      <text:p text:style-name="P6">ipologismos epanalipsewn bash rologiou kai kuklwn entolwn</text:p>
      <text:p text:style-name="P9"><text:span text:style-name="T2">zeugar</text:span><text:span text:style-name="T3">i </text:span><text:span text:style-name="T2">kataxwrhtwn giati limit&gt;256</text:span></text:p>
      <text:p text:style-name="P7"/>
      <text:p text:style-name="P8">interrupt</text:p>
      <text:p text:style-name="P8">.org ?</text:p>
      <text:p text:style-name="P8">Setarista stack pointer?</text:p>
      <text:p text:style-name="P8">Pios timer xrhsimopoih8hke <text:span text:style-name="T6">kai se ti mode</text:span></text:p>
      <text:p text:style-name="P8">Ipologismos parametrwn / <text:span text:style-name="T4">pinakaki gia megisto xrono ana prescealer / mikrotero kvanto =&gt; megaluterh akribeia</text:span></text:p>
      <text:p text:style-name="P11">compare register value</text:p>
      <text:p text:style-name="P10">kataxwrhtes tou pou <text:span text:style-name="T5">xrhsimopoih8hkan?</text:span></text:p>
      <text:p text:style-name="P12">Infinite loop</text:p>
      <text:p text:style-name="P13">interrupt service routine</text:p>
      <text:p text:style-name="P13"/>
      <text:p text:style-name="P13">piramatikh diadikasia</text:p>
      <text:p text:style-name="P14"><text:span text:style-name="T9">simulation tou atmel gia epalu8eush</text:span></text:p>
      <text:p text:style-name="P13">roloi</text:p>
      <text:p text:style-name="P13"><text:soft-page-break/>xronos metaksh duo allagwn eksodou</text:p>
      <text:p text:style-name="P13">screenshot <text:span text:style-name="T8">apo simulation. I/O kai xronos</text:span></text:p>
      <text:p text:style-name="P13"/>
      <text:p text:style-name="P17">analush kai sumperasmata</text:p>
      <text:p text:style-name="P15">sugkrish ari8moy entolwn se ka8e periptwsh</text:p>
      <text:p text:style-name="P15">la8os timers, gia megaluterh akribeia 16bitos counter</text:p>
      <text:p text:style-name="P15"/>
      <text:p text:style-name="P16">phges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07T19:35:19.375000000</dc:date>
    <meta:editing-duration>PT38M25S</meta:editing-duration>
    <meta:editing-cycles>16</meta:editing-cycles>
    <meta:document-statistic meta:table-count="1" meta:image-count="0" meta:object-count="0" meta:page-count="2" meta:paragraph-count="29" meta:word-count="111" meta:character-count="850" meta:non-whitespace-character-count="768"/>
  </office:meta>
</office:document-meta>
</file>